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0.6701in"/>
    </style:style>
    <style:style style:name="co3" style:family="table-column">
      <style:table-column-properties fo:break-before="auto" style:column-width="5.5783in"/>
    </style:style>
    <style:style style:name="co4" style:family="table-column">
      <style:table-column-properties fo:break-before="auto" style:column-width="5.4028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1.0516in"/>
    </style:style>
    <style:style style:name="co8" style:family="table-column">
      <style:table-column-properties fo:break-before="auto" style:column-width="1.072in"/>
    </style:style>
    <style:style style:name="co9" style:family="table-column">
      <style:table-column-properties fo:break-before="auto" style:column-width="1.0256in"/>
    </style:style>
    <style:style style:name="co10" style:family="table-column">
      <style:table-column-properties fo:break-before="auto" style:column-width="0.75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02in" fo:break-before="auto" style:use-optimal-row-height="true"/>
    </style:style>
    <style:style style:name="ro3" style:family="table-row">
      <style:table-row-properties style:row-height="0.8035in" fo:break-before="auto" style:use-optimal-row-height="true"/>
    </style:style>
    <style:style style:name="ro4" style:family="table-row">
      <style:table-row-properties style:row-height="1.1173in" fo:break-before="auto" style:use-optimal-row-height="true"/>
    </style:style>
    <style:style style:name="ro5" style:family="table-row">
      <style:table-row-properties style:row-height="0.9602in" fo:break-before="auto" style:use-optimal-row-height="true"/>
    </style:style>
    <style:style style:name="ro6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unkalignmentme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office:value-type="string" calcext:value-type="string">
            <text:p>gposition</text:p>
          </table:table-cell>
          <table:table-cell office:value-type="string" calcext:value-type="string">
            <text:p>hposition</text:p>
          </table:table-cell>
          <table:table-cell office:value-type="string" calcext:value-type="string">
            <text:p>gmatch</text:p>
          </table:table-cell>
          <table:table-cell office:value-type="string" calcext:value-type="string">
            <text:p>hmatch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guten_chunklen</text:p>
          </table:table-cell>
          <table:table-cell office:value-type="string" calcext:value-type="string">
            <text:p>hathi_chunklen</text:p>
          </table:table-cell>
          <table:table-cell office:value-type="string" calcext:value-type="string">
            <text:p>guten_charsleft</text:p>
          </table:table-cell>
          <table:table-cell office:value-type="string" calcext:value-type="string">
            <text:p>hathi_charslef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float" office:value="46346" calcext:value-type="float">
            <text:p>46346</text:p>
          </table:table-cell>
          <table:table-cell table:number-columns-repeated="9"/>
          <table:table-cell office:value-type="string" calcext:value-type="string">
            <text:p>This one would not run at all – not sure if because it couldn’t get a match from the OCR or if the multi-volume aspect had an effect! This is the one that kept getting a “near match” – maybe we could lower the threshold for just the 18thc texts? </text:p>
          </table:table-cell>
        </table:table-row>
        <table:table-row table:style-name="ro2">
          <table:table-cell office:value-type="float" office:value="27712" calcext:value-type="float">
            <text:p>27712</text:p>
          </table:table-cell>
          <table:table-cell office:value-type="float" office:value="0" calcext:value-type="float">
            <text:p>0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Sir Harry Hotspur of Humblethwaite was a mighty person in Cumberland,</text:p>
            <text:p> and one w</text:p>
          </table:table-cell>
          <table:table-cell office:value-type="string" calcext:value-type="string">
            <text:p>SIR HARRY HOTSPUR of Humblethwaite was a</text:p>
            <text:p/>
            <text:p>mighty person in Cumberland, and one w</text:p>
          </table:table-cell>
          <table:table-cell office:value-type="float" office:value="1.00368421052632" calcext:value-type="float">
            <text:p>1.003684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272" calcext:value-type="float">
            <text:p>384272</text:p>
          </table:table-cell>
          <table:table-cell office:value-type="float" office:value="461718" calcext:value-type="float">
            <text:p>46171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3">
          <table:table-cell office:value-type="float" office:value="27712" calcext:value-type="float">
            <text:p>27712</text:p>
          </table:table-cell>
          <table:table-cell office:value-type="float" office:value="42576" calcext:value-type="float">
            <text:p>42576</text:p>
          </table:table-cell>
          <table:table-cell office:value-type="float" office:value="45749" calcext:value-type="float">
            <text:p>45749</text:p>
          </table:table-cell>
          <table:table-cell office:value-type="string" calcext:value-type="string">
            <text:p> knew so well that the doing of it was</text:p>
            <text:p> intended, said not a word to her mother.</text:p>
          </table:table-cell>
          <table:table-cell office:value-type="string" calcext:value-type="string">
            <text:p>new</text:p>
            <text:p/>
            <text:p>so well that the doing of it was intended, said not</text:p>
            <text:p/>
            <text:p>a word to her mother. </text:p>
          </table:table-cell>
          <table:table-cell office:value-type="float" office:value="1.01013245033113" calcext:value-type="float">
            <text:p>1.01013245033113</text:p>
          </table:table-cell>
          <table:table-cell office:value-type="float" office:value="42576" calcext:value-type="float">
            <text:p>42576</text:p>
          </table:table-cell>
          <table:table-cell office:value-type="float" office:value="42968" calcext:value-type="float">
            <text:p>42968</text:p>
          </table:table-cell>
          <table:table-cell office:value-type="float" office:value="341696" calcext:value-type="float">
            <text:p>341696</text:p>
          </table:table-cell>
          <table:table-cell office:value-type="float" office:value="415969" calcext:value-type="float">
            <text:p>41596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27712" calcext:value-type="float">
            <text:p>27712</text:p>
          </table:table-cell>
          <table:table-cell office:value-type="float" office:value="85136" calcext:value-type="float">
            <text:p>85136</text:p>
          </table:table-cell>
          <table:table-cell office:value-type="float" office:value="88690" calcext:value-type="float">
            <text:p>88690</text:p>
          </table:table-cell>
          <table:table-cell office:value-type="string" calcext:value-type="string">
            <text:p>eam. There isn't a man</text:p>
            <text:p> in England knows better what he's about than Altringham.</text:p>
          </table:table-cell>
          <table:table-cell office:value-type="string" calcext:value-type="string">
            <text:p>eam. There isn't a man in England</text:p>
            <text:p/>
            <text:p>knows better what he's about than Altringham.</text:p>
          </table:table-cell>
          <table:table-cell office:value-type="float" office:value="1.01701298701299" calcext:value-type="float">
            <text:p>1.01701298701299</text:p>
          </table:table-cell>
          <table:table-cell office:value-type="float" office:value="42560" calcext:value-type="float">
            <text:p>42560</text:p>
          </table:table-cell>
          <table:table-cell office:value-type="float" office:value="42941" calcext:value-type="float">
            <text:p>42941</text:p>
          </table:table-cell>
          <table:table-cell office:value-type="float" office:value="299136" calcext:value-type="float">
            <text:p>299136</text:p>
          </table:table-cell>
          <table:table-cell office:value-type="float" office:value="373028" calcext:value-type="float">
            <text:p>37302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4">
          <table:table-cell office:value-type="float" office:value="27712" calcext:value-type="float">
            <text:p>27712</text:p>
          </table:table-cell>
          <table:table-cell office:value-type="float" office:value="127814" calcext:value-type="float">
            <text:p>127814</text:p>
          </table:table-cell>
          <table:table-cell office:value-type="float" office:value="131489" calcext:value-type="float">
            <text:p>131489</text:p>
          </table:table-cell>
          <table:table-cell office:value-type="string" calcext:value-type="string">
            <text:p>y added to it was a godlike beauty which her father</text:p>
            <text:p> never could have possessed.</text:p>
          </table:table-cell>
          <table:table-cell office:value-type="string" calcext:value-type="string">
            <text:p>dded to it was a</text:p>
            <text:p/>
            <text:p>godlike beauty which her father never could have</text:p>
            <text:p/>
            <text:p>possessed.</text:p>
            <text:p/>
            <text:p/>
          </table:table-cell>
          <table:table-cell office:value-type="float" office:value="1.01717948717949" calcext:value-type="float">
            <text:p>1.01717948717949</text:p>
          </table:table-cell>
          <table:table-cell office:value-type="float" office:value="42678" calcext:value-type="float">
            <text:p>42678</text:p>
          </table:table-cell>
          <table:table-cell office:value-type="float" office:value="42799" calcext:value-type="float">
            <text:p>42799</text:p>
          </table:table-cell>
          <table:table-cell office:value-type="float" office:value="256458" calcext:value-type="float">
            <text:p>256458</text:p>
          </table:table-cell>
          <table:table-cell office:value-type="float" office:value="330229" calcext:value-type="float">
            <text:p>33022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27712" calcext:value-type="float">
            <text:p>27712</text:p>
          </table:table-cell>
          <table:table-cell office:value-type="float" office:value="170481" calcext:value-type="float">
            <text:p>170481</text:p>
          </table:table-cell>
          <table:table-cell office:value-type="float" office:value="174126" calcext:value-type="float">
            <text:p>174126</text:p>
          </table:table-cell>
          <table:table-cell office:value-type="string" calcext:value-type="string">
            <text:p>ut George knew that</text:p>
            <text:p> she could turn upon him if goaded far enough, and rend him.</text:p>
          </table:table-cell>
          <table:table-cell office:value-type="string" calcext:value-type="string">
            <text:p>t George knew that she could turn upon</text:p>
            <text:p/>
            <text:p>him if goaded far enough, and rend him. </text:p>
          </table:table-cell>
          <table:table-cell office:value-type="float" office:value="1.00333333333333" calcext:value-type="float">
            <text:p>1.00333333333333</text:p>
          </table:table-cell>
          <table:table-cell office:value-type="float" office:value="42667" calcext:value-type="float">
            <text:p>42667</text:p>
          </table:table-cell>
          <table:table-cell office:value-type="float" office:value="42637" calcext:value-type="float">
            <text:p>42637</text:p>
          </table:table-cell>
          <table:table-cell office:value-type="float" office:value="213791" calcext:value-type="float">
            <text:p>213791</text:p>
          </table:table-cell>
          <table:table-cell office:value-type="float" office:value="287592" calcext:value-type="float">
            <text:p>28759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27712" calcext:value-type="float">
            <text:p>27712</text:p>
          </table:table-cell>
          <table:table-cell office:value-type="float" office:value="213108" calcext:value-type="float">
            <text:p>213108</text:p>
          </table:table-cell>
          <table:table-cell office:value-type="float" office:value="229458" calcext:value-type="float">
            <text:p>229458</text:p>
          </table:table-cell>
          <table:table-cell office:value-type="string" calcext:value-type="string">
            <text:p>e could acknowledge to herself that her heart</text:p>
            <text:p> was susceptible of another wound.</text:p>
          </table:table-cell>
          <table:table-cell office:value-type="string" calcext:value-type="string">
            <text:p>l she could acknowledge to herself</text:p>
            <text:p/>
            <text:p>her heart was susceptible of another wound. </text:p>
          </table:table-cell>
          <table:table-cell office:value-type="float" office:value="0.996887417218543" calcext:value-type="float">
            <text:p>0.996887417218543</text:p>
          </table:table-cell>
          <table:table-cell office:value-type="float" office:value="42627" calcext:value-type="float">
            <text:p>42627</text:p>
          </table:table-cell>
          <table:table-cell office:value-type="float" office:value="55332" calcext:value-type="float">
            <text:p>55332</text:p>
          </table:table-cell>
          <table:table-cell office:value-type="float" office:value="171164" calcext:value-type="float">
            <text:p>171164</text:p>
          </table:table-cell>
          <table:table-cell office:value-type="float" office:value="232260" calcext:value-type="float">
            <text:p>23226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27712" calcext:value-type="float">
            <text:p>27712</text:p>
          </table:table-cell>
          <table:table-cell office:value-type="float" office:value="255820" calcext:value-type="float">
            <text:p>255820</text:p>
          </table:table-cell>
          <table:table-cell office:value-type="float" office:value="286085" calcext:value-type="float">
            <text:p>286085</text:p>
          </table:table-cell>
          <table:table-cell office:value-type="string" calcext:value-type="string">
            <text:p> to all this, he was a Hotspur, and would some day be the</text:p>
            <text:p> head of the Hotspurs.</text:p>
          </table:table-cell>
          <table:table-cell office:value-type="string" calcext:value-type="string">
            <text:p>on to all this, he was a Hotspur, and wo</text:p>
            <text:p/>
            <text:p>some day be the head of the Hotspurs. </text:p>
          </table:table-cell>
          <table:table-cell office:value-type="float" office:value="0.983020134228188" calcext:value-type="float">
            <text:p>0.983020134228188</text:p>
          </table:table-cell>
          <table:table-cell office:value-type="float" office:value="42712" calcext:value-type="float">
            <text:p>42712</text:p>
          </table:table-cell>
          <table:table-cell office:value-type="float" office:value="56627" calcext:value-type="float">
            <text:p>56627</text:p>
          </table:table-cell>
          <table:table-cell office:value-type="float" office:value="128452" calcext:value-type="float">
            <text:p>128452</text:p>
          </table:table-cell>
          <table:table-cell office:value-type="float" office:value="175633" calcext:value-type="float">
            <text:p>17563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27712" calcext:value-type="float">
            <text:p>27712</text:p>
          </table:table-cell>
          <table:table-cell office:value-type="float" office:value="298527" calcext:value-type="float">
            <text:p>298527</text:p>
          </table:table-cell>
          <table:table-cell office:value-type="float" office:value="343213" calcext:value-type="float">
            <text:p>343213</text:p>
          </table:table-cell>
          <table:table-cell office:value-type="string" calcext:value-type="string">
            <text:p>, leaving to him the opportunity of speaking to her, should he</text:p>
            <text:p> choose to do so.</text:p>
          </table:table-cell>
          <table:table-cell office:value-type="string" calcext:value-type="string">
            <text:p> leaving to him the opportunity of spea</text:p>
            <text:p/>
            <text:p>ing to her, should he choose to do so. </text:p>
          </table:table-cell>
          <table:table-cell office:value-type="float" office:value="1.01013245033113" calcext:value-type="float">
            <text:p>1.01013245033113</text:p>
          </table:table-cell>
          <table:table-cell office:value-type="float" office:value="42707" calcext:value-type="float">
            <text:p>42707</text:p>
          </table:table-cell>
          <table:table-cell office:value-type="float" office:value="57128" calcext:value-type="float">
            <text:p>57128</text:p>
          </table:table-cell>
          <table:table-cell office:value-type="float" office:value="85745" calcext:value-type="float">
            <text:p>85745</text:p>
          </table:table-cell>
          <table:table-cell office:value-type="float" office:value="118505" calcext:value-type="float">
            <text:p>11850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27712" calcext:value-type="float">
            <text:p>27712</text:p>
          </table:table-cell>
          <table:table-cell office:value-type="float" office:value="341207" calcext:value-type="float">
            <text:p>341207</text:p>
          </table:table-cell>
          <table:table-cell office:value-type="float" office:value="401165" calcext:value-type="float">
            <text:p>401165</text:p>
          </table:table-cell>
          <table:table-cell office:value-type="string" calcext:value-type="string">
            <text:p>hey were over, word was brought that he would</text:p>
            <text:p> breakfast alone, in his own room.</text:p>
          </table:table-cell>
          <table:table-cell office:value-type="string" calcext:value-type="string">
            <text:p>ey were over, word was brought</text:p>
            <text:p/>
            <text:p>that he would breakfast alone, in his own room. </text:p>
          </table:table-cell>
          <table:table-cell office:value-type="float" office:value="1.01701298701299" calcext:value-type="float">
            <text:p>1.01701298701299</text:p>
          </table:table-cell>
          <table:table-cell office:value-type="float" office:value="42680" calcext:value-type="float">
            <text:p>42680</text:p>
          </table:table-cell>
          <table:table-cell office:value-type="float" office:value="57952" calcext:value-type="float">
            <text:p>57952</text:p>
          </table:table-cell>
          <table:table-cell office:value-type="float" office:value="43065" calcext:value-type="float">
            <text:p>43065</text:p>
          </table:table-cell>
          <table:table-cell office:value-type="float" office:value="60553" calcext:value-type="float">
            <text:p>6055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5">
          <table:table-cell office:value-type="float" office:value="27712" calcext:value-type="float">
            <text:p>27712</text:p>
          </table:table-cell>
          <table:table-cell office:value-type="float" office:value="384272" calcext:value-type="float">
            <text:p>384272</text:p>
          </table:table-cell>
          <table:table-cell office:value-type="float" office:value="461011" calcext:value-type="float">
            <text:p>461011</text:p>
          </table:table-cell>
          <table:table-cell office:value-type="string" calcext:value-type="string">
            <text:p>were at an end.</text:p>
            <text:p> </text:p>
            <text:p> And so the story of the House of Humblethwaite has been told.</text:p>
          </table:table-cell>
          <table:table-cell office:value-type="string" calcext:value-type="string">
            <text:p>rere at an end.</text:p>
            <text:p/>
            <text:p>And so the story of the House of Humblethwaite</text:p>
            <text:p/>
            <text:p>ias been told.</text:p>
            <text:p/>
          </table:table-cell>
          <table:table-cell office:value-type="float" office:value="0.975945945945946" calcext:value-type="float">
            <text:p>0.975945945945946</text:p>
          </table:table-cell>
          <table:table-cell office:value-type="float" office:value="43065" calcext:value-type="float">
            <text:p>43065</text:p>
          </table:table-cell>
          <table:table-cell office:value-type="float" office:value="59846" calcext:value-type="float">
            <text:p>59846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4">
          <table:table-cell office:value-type="float" office:value="27661" calcext:value-type="float">
            <text:p>27661</text:p>
          </table:table-cell>
          <table:table-cell office:value-type="float" office:value="80" calcext:value-type="float">
            <text:p>80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the Top of the Hill]</text:p>
            <text:p> </text:p>
            <text:p> The girl paused among the birches and drew a long breath</text:p>
          </table:table-cell>
          <table:table-cell office:value-type="string" calcext:value-type="string">
            <text:p>of tbe </text:p>
            <text:p/>
            <text:p> </text:p>
            <text:p/>
            <text:p> THE girl paused among the birches and from tbe </text:p>
            <text:p/>
            <text:p> drew a long breat</text:p>
          </table:table-cell>
          <table:table-cell office:value-type="float" office:value="0.868013698630137" calcext:value-type="float">
            <text:p>0.86801369863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323" calcext:value-type="float">
            <text:p>461323</text:p>
          </table:table-cell>
          <table:table-cell office:value-type="float" office:value="491354" calcext:value-type="float">
            <text:p>49135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3">
          <table:table-cell office:value-type="float" office:value="27661" calcext:value-type="float">
            <text:p>27661</text:p>
          </table:table-cell>
          <table:table-cell office:value-type="float" office:value="41851" calcext:value-type="float">
            <text:p>41851</text:p>
          </table:table-cell>
          <table:table-cell office:value-type="float" office:value="46427" calcext:value-type="float">
            <text:p>46427</text:p>
          </table:table-cell>
          <table:table-cell office:value-type="string" calcext:value-type="string">
            <text:p>te. "Your</text:p>
            <text:p> language is sufficiently explicit," she went on, clearing her throat.</text:p>
          </table:table-cell>
          <table:table-cell office:value-type="string" calcext:value-type="string">
            <text:p>ur language is suf </text:p>
            <text:p/>
            <text:p> ficiently explicit," she went on, clearing her </text:p>
            <text:p/>
            <text:p> throat. </text:p>
          </table:table-cell>
          <table:table-cell office:value-type="float" office:value="1.01717948717949" calcext:value-type="float">
            <text:p>1.01717948717949</text:p>
          </table:table-cell>
          <table:table-cell office:value-type="float" office:value="41771" calcext:value-type="float">
            <text:p>41771</text:p>
          </table:table-cell>
          <table:table-cell office:value-type="float" office:value="44291" calcext:value-type="float">
            <text:p>44291</text:p>
          </table:table-cell>
          <table:table-cell office:value-type="float" office:value="419472" calcext:value-type="float">
            <text:p>419472</text:p>
          </table:table-cell>
          <table:table-cell office:value-type="float" office:value="444927" calcext:value-type="float">
            <text:p>44492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3">
          <table:table-cell office:value-type="float" office:value="27661" calcext:value-type="float">
            <text:p>27661</text:p>
          </table:table-cell>
          <table:table-cell office:value-type="float" office:value="83602" calcext:value-type="float">
            <text:p>83602</text:p>
          </table:table-cell>
          <table:table-cell office:value-type="float" office:value="90403" calcext:value-type="float">
            <text:p>90403</text:p>
          </table:table-cell>
          <table:table-cell office:value-type="string" calcext:value-type="string">
            <text:p>but his</text:p>
            <text:p> footsteps made no sound. He moved slowly, yet with a certain authority.</text:p>
          </table:table-cell>
          <table:table-cell office:value-type="string" calcext:value-type="string">
            <text:p> footsteps made </text:p>
            <text:p/>
            <text:p> no sound. He moved slowly, yet with a cer </text:p>
            <text:p/>
            <text:p> tain authority. </text:p>
          </table:table-cell>
          <table:table-cell office:value-type="float" office:value="1.00333333333333" calcext:value-type="float">
            <text:p>1.00333333333333</text:p>
          </table:table-cell>
          <table:table-cell office:value-type="float" office:value="41751" calcext:value-type="float">
            <text:p>41751</text:p>
          </table:table-cell>
          <table:table-cell office:value-type="float" office:value="43976" calcext:value-type="float">
            <text:p>43976</text:p>
          </table:table-cell>
          <table:table-cell office:value-type="float" office:value="377721" calcext:value-type="float">
            <text:p>377721</text:p>
          </table:table-cell>
          <table:table-cell office:value-type="float" office:value="400951" calcext:value-type="float">
            <text:p>40095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27661" calcext:value-type="float">
            <text:p>27661</text:p>
          </table:table-cell>
          <table:table-cell office:value-type="float" office:value="125384" calcext:value-type="float">
            <text:p>125384</text:p>
          </table:table-cell>
          <table:table-cell office:value-type="float" office:value="134908" calcext:value-type="float">
            <text:p>134908</text:p>
          </table:table-cell>
          <table:table-cell office:value-type="string" calcext:value-type="string">
            <text:p>e laughed--a little, low rippling laugh that had in it an undertone of</text:p>
            <text:p> sadness.</text:p>
          </table:table-cell>
          <table:table-cell office:value-type="string" calcext:value-type="string">
            <text:p>laughed a little, low rippling laugh </text:p>
            <text:p/>
            <text:p> that had in it an undertone of sadness. </text:p>
          </table:table-cell>
          <table:table-cell office:value-type="float" office:value="0.973661971830986" calcext:value-type="float">
            <text:p>0.973661971830986</text:p>
          </table:table-cell>
          <table:table-cell office:value-type="float" office:value="41782" calcext:value-type="float">
            <text:p>41782</text:p>
          </table:table-cell>
          <table:table-cell office:value-type="float" office:value="44505" calcext:value-type="float">
            <text:p>44505</text:p>
          </table:table-cell>
          <table:table-cell office:value-type="float" office:value="335939" calcext:value-type="float">
            <text:p>335939</text:p>
          </table:table-cell>
          <table:table-cell office:value-type="float" office:value="356446" calcext:value-type="float">
            <text:p>35644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3">
          <table:table-cell office:value-type="float" office:value="27661" calcext:value-type="float">
            <text:p>27661</text:p>
          </table:table-cell>
          <table:table-cell office:value-type="float" office:value="167232" calcext:value-type="float">
            <text:p>167232</text:p>
          </table:table-cell>
          <table:table-cell office:value-type="float" office:value="179594" calcext:value-type="float">
            <text:p>179594</text:p>
          </table:table-cell>
          <table:table-cell office:value-type="string" calcext:value-type="string">
            <text:p>es. Edith</text:p>
            <text:p> seemed preoccupied, and, at times, Alden relapsed into long silences.</text:p>
          </table:table-cell>
          <table:table-cell office:value-type="string" calcext:value-type="string">
            <text:p>th seemed pre </text:p>
            <text:p/>
            <text:p> occupied, and, at times, Alden relapsed into </text:p>
            <text:p/>
            <text:p> long silences. </text:p>
          </table:table-cell>
          <table:table-cell office:value-type="float" office:value="1.01717948717949" calcext:value-type="float">
            <text:p>1.01717948717949</text:p>
          </table:table-cell>
          <table:table-cell office:value-type="float" office:value="41848" calcext:value-type="float">
            <text:p>41848</text:p>
          </table:table-cell>
          <table:table-cell office:value-type="float" office:value="44686" calcext:value-type="float">
            <text:p>44686</text:p>
          </table:table-cell>
          <table:table-cell office:value-type="float" office:value="294091" calcext:value-type="float">
            <text:p>294091</text:p>
          </table:table-cell>
          <table:table-cell office:value-type="float" office:value="311760" calcext:value-type="float">
            <text:p>31176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4">
          <table:table-cell office:value-type="float" office:value="27661" calcext:value-type="float">
            <text:p>27661</text:p>
          </table:table-cell>
          <table:table-cell office:value-type="float" office:value="0" calcext:value-type="float">
            <text:p>0</text:p>
          </table:table-cell>
          <table:table-cell office:value-type="float" office:value="242597" calcext:value-type="float">
            <text:p>242597</text:p>
          </table:table-cell>
          <table:table-cell/>
          <table:table-cell office:value-type="string" calcext:value-type="string">
            <text:p>d enough for the Prince. </text:p>
            <text:p/>
            <text:p> </text:p>
            <text:p/>
            <text:p> The fact that the Prince had considered </text:p>
            <text:p/>
            <text:p> Cinder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63003" calcext:value-type="float">
            <text:p>63003</text:p>
          </table:table-cell>
          <table:table-cell office:value-type="float" office:value="461323" calcext:value-type="float">
            <text:p>461323</text:p>
          </table:table-cell>
          <table:table-cell office:value-type="float" office:value="248757" calcext:value-type="float">
            <text:p>248757</text:p>
          </table:table-cell>
          <table:table-cell office:value-type="string" calcext:value-type="string">
            <text:p>This one should have kept going – it stopped around halfway through the novel. I couldn’t figure out any reason why! </text:p>
          </table:table-cell>
        </table:table-row>
        <table:table-row table:style-name="ro1">
          <table:table-cell table:number-columns-repeated="11"/>
        </table:table-row>
        <table:table-row table:style-name="ro3">
          <table:table-cell office:value-type="float" office:value="58310" calcext:value-type="float">
            <text:p>58310</text:p>
          </table:table-cell>
          <table:table-cell office:value-type="float" office:value="0" calcext:value-type="float">
            <text:p>0</text:p>
          </table:table-cell>
          <table:table-cell office:value-type="float" office:value="5486" calcext:value-type="float">
            <text:p>5486</text:p>
          </table:table-cell>
          <table:table-cell office:value-type="string" calcext:value-type="string">
            <text:p>                .... Johan sanz Terre,</text:p>
            <text:p>     Por qui il[1] ot tant noise e guere.</text:p>
          </table:table-cell>
          <table:table-cell office:value-type="string" calcext:value-type="string">
            <text:p>- - - Johan sanz Terre,</text:p>
            <text:p/>
            <text:p>Por qui ill ot tant noise e guere.</text:p>
            <text:p/>
            <text:p>Estoire de la Guerr</text:p>
          </table:table-cell>
          <table:table-cell office:value-type="float" office:value="0.899885057471264" calcext:value-type="float">
            <text:p>0.89988505747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343" calcext:value-type="float">
            <text:p>695343</text:p>
          </table:table-cell>
          <table:table-cell office:value-type="float" office:value="716450" calcext:value-type="float">
            <text:p>71645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58310" calcext:value-type="float">
            <text:p>58310</text:p>
          </table:table-cell>
          <table:table-cell office:value-type="float" office:value="40834" calcext:value-type="float">
            <text:p>40834</text:p>
          </table:table-cell>
          <table:table-cell office:value-type="float" office:value="52112" calcext:value-type="float">
            <text:p>52112</text:p>
          </table:table-cell>
          <table:table-cell office:value-type="string" calcext:value-type="string">
            <text:p> John should succeed to the whole of his dominions</text:p>
            <text:p> except England and Normandy.</text:p>
          </table:table-cell>
          <table:table-cell office:value-type="string" calcext:value-type="string">
            <text:p> John should succeed to the whole of his</text:p>
            <text:p/>
            <text:p>dominions except England and Normandy.</text:p>
          </table:table-cell>
          <table:table-cell office:value-type="float" office:value="1.01039215686275" calcext:value-type="float">
            <text:p>1.01039215686275</text:p>
          </table:table-cell>
          <table:table-cell office:value-type="float" office:value="40834" calcext:value-type="float">
            <text:p>40834</text:p>
          </table:table-cell>
          <table:table-cell office:value-type="float" office:value="46626" calcext:value-type="float">
            <text:p>46626</text:p>
          </table:table-cell>
          <table:table-cell office:value-type="float" office:value="654509" calcext:value-type="float">
            <text:p>654509</text:p>
          </table:table-cell>
          <table:table-cell office:value-type="float" office:value="664338" calcext:value-type="float">
            <text:p>66433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58310" calcext:value-type="float">
            <text:p>58310</text:p>
          </table:table-cell>
          <table:table-cell office:value-type="float" office:value="81592" calcext:value-type="float">
            <text:p>81592</text:p>
          </table:table-cell>
          <table:table-cell office:value-type="float" office:value="92713" calcext:value-type="float">
            <text:p>92713</text:p>
          </table:table-cell>
          <table:table-cell office:value-type="string" calcext:value-type="string">
            <text:p> of Rouen, pledged itself to depose William from the office of</text:p>
            <text:p> chief justiciar.</text:p>
          </table:table-cell>
          <table:table-cell office:value-type="string" calcext:value-type="string">
            <text:p>of Rouen, pledged itself to depose William from</text:p>
            <text:p/>
            <text:p>the office of chief justiciar. </text:p>
          </table:table-cell>
          <table:table-cell office:value-type="float" office:value="1.01013245033113" calcext:value-type="float">
            <text:p>1.01013245033113</text:p>
          </table:table-cell>
          <table:table-cell office:value-type="float" office:value="40758" calcext:value-type="float">
            <text:p>40758</text:p>
          </table:table-cell>
          <table:table-cell office:value-type="float" office:value="40601" calcext:value-type="float">
            <text:p>40601</text:p>
          </table:table-cell>
          <table:table-cell office:value-type="float" office:value="613751" calcext:value-type="float">
            <text:p>613751</text:p>
          </table:table-cell>
          <table:table-cell office:value-type="float" office:value="623737" calcext:value-type="float">
            <text:p>62373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6">
          <table:table-cell office:value-type="float" office:value="58310" calcext:value-type="float">
            <text:p>58310</text:p>
          </table:table-cell>
          <table:table-cell office:value-type="float" office:value="122414" calcext:value-type="float">
            <text:p>122414</text:p>
          </table:table-cell>
          <table:table-cell office:value-type="float" office:value="143067" calcext:value-type="float">
            <text:p>143067</text:p>
          </table:table-cell>
          <table:table-cell office:value-type="string" calcext:value-type="string">
            <text:p>t show of attachment, and proposed that they should travel</text:p>
            <text:p> to England together.</text:p>
          </table:table-cell>
          <table:table-cell office:value-type="string" calcext:value-type="string">
            <text:p/>
            <text:p>show of attachment, and proposed that they should travel to</text:p>
            <text:p/>
            <text:p>England together. </text:p>
          </table:table-cell>
          <table:table-cell office:value-type="float" office:value="1.00297297297297" calcext:value-type="float">
            <text:p>1.00297297297297</text:p>
          </table:table-cell>
          <table:table-cell office:value-type="float" office:value="40822" calcext:value-type="float">
            <text:p>40822</text:p>
          </table:table-cell>
          <table:table-cell office:value-type="float" office:value="50354" calcext:value-type="float">
            <text:p>50354</text:p>
          </table:table-cell>
          <table:table-cell office:value-type="float" office:value="572929" calcext:value-type="float">
            <text:p>572929</text:p>
          </table:table-cell>
          <table:table-cell office:value-type="float" office:value="573383" calcext:value-type="float">
            <text:p>57338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58310" calcext:value-type="float">
            <text:p>58310</text:p>
          </table:table-cell>
          <table:table-cell office:value-type="float" office:value="163201" calcext:value-type="float">
            <text:p>163201</text:p>
          </table:table-cell>
          <table:table-cell office:value-type="float" office:value="167887" calcext:value-type="float">
            <text:p>167887</text:p>
          </table:table-cell>
          <table:table-cell office:value-type="string" calcext:value-type="string">
            <text:p> of us both,â was drawn up</text:p>
            <text:p> before witnesses on September 18 at Anvers-le-Hamon.</text:p>
          </table:table-cell>
          <table:table-cell office:value-type="string" calcext:value-type="string">
            <text:p> of us both,â was drawn up</text:p>
            <text:p/>
            <text:p>before witnesses on September 18 at Anvers-le-Hamon.</text:p>
          </table:table-cell>
          <table:table-cell office:value-type="float" office:value="1.01701298701299" calcext:value-type="float">
            <text:p>1.01701298701299</text:p>
          </table:table-cell>
          <table:table-cell office:value-type="float" office:value="40787" calcext:value-type="float">
            <text:p>40787</text:p>
          </table:table-cell>
          <table:table-cell office:value-type="float" office:value="24820" calcext:value-type="float">
            <text:p>24820</text:p>
          </table:table-cell>
          <table:table-cell office:value-type="float" office:value="532142" calcext:value-type="float">
            <text:p>532142</text:p>
          </table:table-cell>
          <table:table-cell office:value-type="float" office:value="548563" calcext:value-type="float">
            <text:p>54856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3">
          <table:table-cell office:value-type="float" office:value="58310" calcext:value-type="float">
            <text:p>58310</text:p>
          </table:table-cell>
          <table:table-cell office:value-type="float" office:value="204380" calcext:value-type="float">
            <text:p>204380</text:p>
          </table:table-cell>
          <table:table-cell office:value-type="float" office:value="218648" calcext:value-type="float">
            <text:p>218648</text:p>
          </table:table-cell>
          <table:table-cell office:value-type="string" calcext:value-type="string">
            <text:p>e to be annulled at any</text:p>
            <text:p> moment by Arthurâs reappearance on the political scene.</text:p>
          </table:table-cell>
          <table:table-cell office:value-type="string" calcext:value-type="string">
            <text:p>to be annulled at</text:p>
            <text:p/>
            <text:p>any moment by Arthur's reappearance on the political</text:p>
            <text:p/>
            <text:p>scene. </text:p>
          </table:table-cell>
          <table:table-cell office:value-type="float" office:value="1.00435897435897" calcext:value-type="float">
            <text:p>1.00435897435897</text:p>
          </table:table-cell>
          <table:table-cell office:value-type="float" office:value="41179" calcext:value-type="float">
            <text:p>41179</text:p>
          </table:table-cell>
          <table:table-cell office:value-type="float" office:value="50761" calcext:value-type="float">
            <text:p>50761</text:p>
          </table:table-cell>
          <table:table-cell office:value-type="float" office:value="490963" calcext:value-type="float">
            <text:p>490963</text:p>
          </table:table-cell>
          <table:table-cell office:value-type="float" office:value="497802" calcext:value-type="float">
            <text:p>49780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3">
          <table:table-cell office:value-type="float" office:value="58310" calcext:value-type="float">
            <text:p>58310</text:p>
          </table:table-cell>
          <table:table-cell office:value-type="float" office:value="245297" calcext:value-type="float">
            <text:p>245297</text:p>
          </table:table-cell>
          <table:table-cell office:value-type="float" office:value="266293" calcext:value-type="float">
            <text:p>266293</text:p>
          </table:table-cell>
          <table:table-cell office:value-type="string" calcext:value-type="string">
            <text:p>I am King of England!â[477] He took up afresh the plan</text:p>
            <text:p> which Hubert had foiled.</text:p>
          </table:table-cell>
          <table:table-cell office:value-type="string" calcext:value-type="string">
            <text:p> I am King of</text:p>
            <text:p/>
            <text:p>England lââ He took up afresh the plan which Hubert had</text:p>
            <text:p/>
            <text:p>foiled. </text:p>
          </table:table-cell>
          <table:table-cell office:value-type="float" office:value="0.975945945945946" calcext:value-type="float">
            <text:p>0.975945945945946</text:p>
          </table:table-cell>
          <table:table-cell office:value-type="float" office:value="40917" calcext:value-type="float">
            <text:p>40917</text:p>
          </table:table-cell>
          <table:table-cell office:value-type="float" office:value="47645" calcext:value-type="float">
            <text:p>47645</text:p>
          </table:table-cell>
          <table:table-cell office:value-type="float" office:value="450046" calcext:value-type="float">
            <text:p>450046</text:p>
          </table:table-cell>
          <table:table-cell office:value-type="float" office:value="450157" calcext:value-type="float">
            <text:p>45015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58310" calcext:value-type="float">
            <text:p>58310</text:p>
          </table:table-cell>
          <table:table-cell office:value-type="float" office:value="286338" calcext:value-type="float">
            <text:p>286338</text:p>
          </table:table-cell>
          <table:table-cell office:value-type="float" office:value="287260" calcext:value-type="float">
            <text:p>287260</text:p>
          </table:table-cell>
          <table:table-cell office:value-type="string" calcext:value-type="string">
            <text:p>s could always find a plea for denouncing its exercise as</text:p>
            <text:p> arbitrary and unjust.</text:p>
          </table:table-cell>
          <table:table-cell office:value-type="string" calcext:value-type="string">
            <text:p> could always find a plea for denouncing its</text:p>
            <text:p/>
            <text:p>exercise as arbitrary and unjust. </text:p>
          </table:table-cell>
          <table:table-cell office:value-type="float" office:value="1.01684210526316" calcext:value-type="float">
            <text:p>1.01684210526316</text:p>
          </table:table-cell>
          <table:table-cell office:value-type="float" office:value="41041" calcext:value-type="float">
            <text:p>41041</text:p>
          </table:table-cell>
          <table:table-cell office:value-type="float" office:value="20967" calcext:value-type="float">
            <text:p>20967</text:p>
          </table:table-cell>
          <table:table-cell office:value-type="float" office:value="409005" calcext:value-type="float">
            <text:p>409005</text:p>
          </table:table-cell>
          <table:table-cell office:value-type="float" office:value="429190" calcext:value-type="float">
            <text:p>42919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58310" calcext:value-type="float">
            <text:p>58310</text:p>
          </table:table-cell>
          <table:table-cell office:value-type="float" office:value="327245" calcext:value-type="float">
            <text:p>327245</text:p>
          </table:table-cell>
          <table:table-cell office:value-type="float" office:value="342942" calcext:value-type="float">
            <text:p>342942</text:p>
          </table:table-cell>
          <table:table-cell office:value-type="string" calcext:value-type="string">
            <text:p>sory,[653] for</text:p>
            <text:p> which he owed homage to William the Marshal as lord of Leinster.</text:p>
          </table:table-cell>
          <table:table-cell office:value-type="string" calcext:value-type="string">
            <text:p> Ossory," for which he owed homage to William the</text:p>
            <text:p/>
            <text:p>Marshal as lord of Leinster. </text:p>
          </table:table-cell>
          <table:table-cell office:value-type="float" office:value="0.989459459459459" calcext:value-type="float">
            <text:p>0.989459459459459</text:p>
          </table:table-cell>
          <table:table-cell office:value-type="float" office:value="40907" calcext:value-type="float">
            <text:p>40907</text:p>
          </table:table-cell>
          <table:table-cell office:value-type="float" office:value="55682" calcext:value-type="float">
            <text:p>55682</text:p>
          </table:table-cell>
          <table:table-cell office:value-type="float" office:value="368098" calcext:value-type="float">
            <text:p>368098</text:p>
          </table:table-cell>
          <table:table-cell office:value-type="float" office:value="373508" calcext:value-type="float">
            <text:p>37350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58310" calcext:value-type="float">
            <text:p>58310</text:p>
          </table:table-cell>
          <table:table-cell office:value-type="float" office:value="370427" calcext:value-type="float">
            <text:p>370427</text:p>
          </table:table-cell>
          <table:table-cell office:value-type="float" office:value="365310" calcext:value-type="float">
            <text:p>365310</text:p>
          </table:table-cell>
          <table:table-cell office:value-type="string" calcext:value-type="string">
            <text:p> Chart._ pp. 171 b, 172, 172 b. Cf. an inquisition ordered</text:p>
            <text:p> April 3, 1206 (_Rot.</text:p>
          </table:table-cell>
          <table:table-cell office:value-type="string" calcext:value-type="string">
            <text:p>. Chart. pp. 171 b, 172, 172 b. Cf. an inquisition ordered April 3, 1206</text:p>
            <text:p/>
            <text:p>(Rot. </text:p>
          </table:table-cell>
          <table:table-cell office:value-type="float" office:value="0.934109589041096" calcext:value-type="float">
            <text:p>0.934109589041096</text:p>
          </table:table-cell>
          <table:table-cell office:value-type="float" office:value="43182" calcext:value-type="float">
            <text:p>43182</text:p>
          </table:table-cell>
          <table:table-cell office:value-type="float" office:value="22368" calcext:value-type="float">
            <text:p>22368</text:p>
          </table:table-cell>
          <table:table-cell office:value-type="float" office:value="324916" calcext:value-type="float">
            <text:p>324916</text:p>
          </table:table-cell>
          <table:table-cell office:value-type="float" office:value="351140" calcext:value-type="float">
            <text:p>35114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58310" calcext:value-type="float">
            <text:p>58310</text:p>
          </table:table-cell>
          <table:table-cell office:value-type="float" office:value="411187" calcext:value-type="float">
            <text:p>411187</text:p>
          </table:table-cell>
          <table:table-cell office:value-type="float" office:value="419145" calcext:value-type="float">
            <text:p>419145</text:p>
          </table:table-cell>
          <table:table-cell office:value-type="string" calcext:value-type="string">
            <text:p>reat importance to Innocent for carrying into effect his own political</text:p>
            <text:p> designs.</text:p>
          </table:table-cell>
          <table:table-cell office:value-type="string" calcext:value-type="string">
            <text:p>reat importance</text:p>
            <text:p/>
            <text:p>to Innocent for carrying into effect his own political designs.</text:p>
          </table:table-cell>
          <table:table-cell office:value-type="float" office:value="1.01666666666667" calcext:value-type="float">
            <text:p>1.01666666666667</text:p>
          </table:table-cell>
          <table:table-cell office:value-type="float" office:value="40760" calcext:value-type="float">
            <text:p>40760</text:p>
          </table:table-cell>
          <table:table-cell office:value-type="float" office:value="53835" calcext:value-type="float">
            <text:p>53835</text:p>
          </table:table-cell>
          <table:table-cell office:value-type="float" office:value="284156" calcext:value-type="float">
            <text:p>284156</text:p>
          </table:table-cell>
          <table:table-cell office:value-type="float" office:value="297305" calcext:value-type="float">
            <text:p>29730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3">
          <table:table-cell office:value-type="float" office:value="58310" calcext:value-type="float">
            <text:p>58310</text:p>
          </table:table-cell>
          <table:table-cell office:value-type="float" office:value="451715" calcext:value-type="float">
            <text:p>451715</text:p>
          </table:table-cell>
          <table:table-cell office:value-type="float" office:value="469483" calcext:value-type="float">
            <text:p>469483</text:p>
          </table:table-cell>
          <table:table-cell office:value-type="string" calcext:value-type="string">
            <text:p> Eu came to us with the said Geoffrey</text:p>
            <text:p> of Lusignan and did us homage and fealty.</text:p>
          </table:table-cell>
          <table:table-cell office:value-type="string" calcext:value-type="string">
            <text:p>u came to us with</text:p>
            <text:p/>
            <text:p>the said Geoffrey of Lusignan and did us homage and fealty.</text:p>
            <text:p/>
            <text:p/>
          </table:table-cell>
          <table:table-cell office:value-type="float" office:value="1.00297297297297" calcext:value-type="float">
            <text:p>1.00297297297297</text:p>
          </table:table-cell>
          <table:table-cell office:value-type="float" office:value="40528" calcext:value-type="float">
            <text:p>40528</text:p>
          </table:table-cell>
          <table:table-cell office:value-type="float" office:value="50338" calcext:value-type="float">
            <text:p>50338</text:p>
          </table:table-cell>
          <table:table-cell office:value-type="float" office:value="243628" calcext:value-type="float">
            <text:p>243628</text:p>
          </table:table-cell>
          <table:table-cell office:value-type="float" office:value="246967" calcext:value-type="float">
            <text:p>24696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3">
          <table:table-cell office:value-type="float" office:value="58310" calcext:value-type="float">
            <text:p>58310</text:p>
          </table:table-cell>
          <table:table-cell office:value-type="float" office:value="492685" calcext:value-type="float">
            <text:p>492685</text:p>
          </table:table-cell>
          <table:table-cell office:value-type="float" office:value="517899" calcext:value-type="float">
            <text:p>517899</text:p>
          </table:table-cell>
          <table:table-cell office:value-type="string" calcext:value-type="string">
            <text:p>likely date.</text:p>
            <text:p> </text:p>
            <text:p> [885] R. Wendover, vol. iii. pp. 285, 286. Cf. R. Coggeshall, p.</text:p>
          </table:table-cell>
          <table:table-cell office:value-type="string" calcext:value-type="string">
            <text:p> absolution at</text:p>
            <text:p/>
            <text:p>2</text:p>
            <text:p/>
            <text:p>* R. Wendover, vol. iii. pp. 293, 294. Cf. R. Coggeshall, p. </text:p>
          </table:table-cell>
          <table:table-cell office:value-type="float" office:value="0.732702702702703" calcext:value-type="float">
            <text:p>0.732702702702703</text:p>
          </table:table-cell>
          <table:table-cell office:value-type="float" office:value="40970" calcext:value-type="float">
            <text:p>40970</text:p>
          </table:table-cell>
          <table:table-cell office:value-type="float" office:value="48416" calcext:value-type="float">
            <text:p>48416</text:p>
          </table:table-cell>
          <table:table-cell office:value-type="float" office:value="202658" calcext:value-type="float">
            <text:p>202658</text:p>
          </table:table-cell>
          <table:table-cell office:value-type="float" office:value="198551" calcext:value-type="float">
            <text:p>19855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58310" calcext:value-type="float">
            <text:p>58310</text:p>
          </table:table-cell>
          <table:table-cell office:value-type="float" office:value="538123" calcext:value-type="float">
            <text:p>538123</text:p>
          </table:table-cell>
          <table:table-cell office:value-type="float" office:value="538066" calcext:value-type="float">
            <text:p>538066</text:p>
          </table:table-cell>
          <table:table-cell office:value-type="string" calcext:value-type="string">
            <text:p>obert de BÃ©thune found</text:p>
            <text:p> their way to him and offered themselves for his service.</text:p>
          </table:table-cell>
          <table:table-cell office:value-type="string" calcext:value-type="string">
            <text:p>bert de BÃ©thune found their way</text:p>
            <text:p/>
            <text:p>to him and offered themselves for his service. </text:p>
          </table:table-cell>
          <table:table-cell office:value-type="float" office:value="1.01701298701299" calcext:value-type="float">
            <text:p>1.01701298701299</text:p>
          </table:table-cell>
          <table:table-cell office:value-type="float" office:value="45438" calcext:value-type="float">
            <text:p>45438</text:p>
          </table:table-cell>
          <table:table-cell office:value-type="float" office:value="20167" calcext:value-type="float">
            <text:p>20167</text:p>
          </table:table-cell>
          <table:table-cell office:value-type="float" office:value="157220" calcext:value-type="float">
            <text:p>157220</text:p>
          </table:table-cell>
          <table:table-cell office:value-type="float" office:value="178384" calcext:value-type="float">
            <text:p>17838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58310" calcext:value-type="float">
            <text:p>58310</text:p>
          </table:table-cell>
          <table:table-cell office:value-type="float" office:value="590390" calcext:value-type="float">
            <text:p>590390</text:p>
          </table:table-cell>
          <table:table-cell office:value-type="float" office:value="585952" calcext:value-type="float">
            <text:p>585952</text:p>
          </table:table-cell>
          <table:table-cell office:value-type="string" calcext:value-type="string">
            <text:p>her corners, and which replaces the original square one thus</text:p>
            <text:p> destroyed by John.</text:p>
          </table:table-cell>
          <table:table-cell office:value-type="string" calcext:value-type="string">
            <text:p>er corners, and which replaces the original square</text:p>
            <text:p/>
            <text:p>one thus destroyed by John. </text:p>
          </table:table-cell>
          <table:table-cell office:value-type="float" office:value="1.00297297297297" calcext:value-type="float">
            <text:p>1.00297297297297</text:p>
          </table:table-cell>
          <table:table-cell office:value-type="float" office:value="52267" calcext:value-type="float">
            <text:p>52267</text:p>
          </table:table-cell>
          <table:table-cell office:value-type="float" office:value="47886" calcext:value-type="float">
            <text:p>47886</text:p>
          </table:table-cell>
          <table:table-cell office:value-type="float" office:value="104953" calcext:value-type="float">
            <text:p>104953</text:p>
          </table:table-cell>
          <table:table-cell office:value-type="float" office:value="130498" calcext:value-type="float">
            <text:p>13049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3">
          <table:table-cell office:value-type="float" office:value="58310" calcext:value-type="float">
            <text:p>58310</text:p>
          </table:table-cell>
          <table:table-cell office:value-type="float" office:value="642824" calcext:value-type="float">
            <text:p>642824</text:p>
          </table:table-cell>
          <table:table-cell office:value-type="float" office:value="649045" calcext:value-type="float">
            <text:p>649045</text:p>
          </table:table-cell>
          <table:table-cell office:value-type="string" calcext:value-type="string">
            <text:p>unning up and down amid</text:p>
            <text:p> the smoke and the flames till the whole territory of S.</text:p>
          </table:table-cell>
          <table:table-cell office:value-type="string" calcext:value-type="string">
            <text:p>ning up and</text:p>
            <text:p/>
            <text:p>down amid the smoke and the flames till the whole territory</text:p>
            <text:p/>
            <text:p>of S. </text:p>
          </table:table-cell>
          <table:table-cell office:value-type="float" office:value="1.02363057324841" calcext:value-type="float">
            <text:p>1.02363057324841</text:p>
          </table:table-cell>
          <table:table-cell office:value-type="float" office:value="52434" calcext:value-type="float">
            <text:p>52434</text:p>
          </table:table-cell>
          <table:table-cell office:value-type="float" office:value="63093" calcext:value-type="float">
            <text:p>63093</text:p>
          </table:table-cell>
          <table:table-cell office:value-type="float" office:value="52519" calcext:value-type="float">
            <text:p>52519</text:p>
          </table:table-cell>
          <table:table-cell office:value-type="float" office:value="67405" calcext:value-type="float">
            <text:p>6740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4">
          <table:table-cell office:value-type="float" office:value="58310" calcext:value-type="float">
            <text:p>58310</text:p>
          </table:table-cell>
          <table:table-cell office:value-type="float" office:value="695343" calcext:value-type="float">
            <text:p>695343</text:p>
          </table:table-cell>
          <table:table-cell office:value-type="float" office:value="686140" calcext:value-type="float">
            <text:p>686140</text:p>
          </table:table-cell>
          <table:table-cell office:value-type="string" calcext:value-type="string">
            <text:p>t for conscienceâs sake, but because their consciences</text:p>
            <text:p> accused them of treason.</text:p>
          </table:table-cell>
          <table:table-cell office:value-type="string" calcext:value-type="string">
            <text:p>r conscience's sake, but because their</text:p>
            <text:p/>
            <text:p>consciences accused them of treason.</text:p>
            <text:p/>
            <text:p/>
            <text:p/>
            <text:p/>
          </table:table-cell>
          <table:table-cell office:value-type="float" office:value="0.997320261437909" calcext:value-type="float">
            <text:p>0.997320261437909</text:p>
          </table:table-cell>
          <table:table-cell office:value-type="float" office:value="52519" calcext:value-type="float">
            <text:p>52519</text:p>
          </table:table-cell>
          <table:table-cell office:value-type="float" office:value="37095" calcext:value-type="float">
            <text:p>37095</text:p>
          </table:table-cell>
          <table:table-cell office:value-type="float" office:value="0" calcext:value-type="float">
            <text:p>0</text:p>
          </table:table-cell>
          <table:table-cell office:value-type="float" office:value="30310" calcext:value-type="float">
            <text:p>303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30T11:37:23.280000000</dc:date>
    <meta:editing-duration>PT13H1M5S</meta:editing-duration>
    <meta:editing-cycles>2</meta:editing-cycles>
    <meta:generator>LibreOffice/7.0.3.1$Windows_X86_64 LibreOffice_project/d7547858d014d4cf69878db179d326fc3483e082</meta:generator>
    <meta:document-statistic meta:table-count="1" meta:cell-count="343" meta:object-count="0"/>
  </office:meta>
</office:document-meta>
</file>